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22aac" officeooo:paragraph-rsid="00122aac"/>
    </style:style>
    <style:style style:name="P7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231d" officeooo:paragraph-rsid="0013231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fo:font-weight="bold" officeooo:rsid="0013231d" officeooo:paragraph-rsid="0013231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4pt" fo:language="en" fo:country="US" fo:font-weight="normal" officeooo:rsid="0013231d" officeooo:paragraph-rsid="0013231d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8" style:family="paragraph" style:parent-style-name="Standard">
      <style:text-properties fo:language="en" fo:country="US" fo:font-weight="bold" style:font-weight-asian="bold" style:font-weight-complex="bold"/>
    </style:style>
    <style:style style:name="P29" style:family="paragraph" style:parent-style-name="Standard">
      <style:text-properties officeooo:rsid="00122aac" officeooo:paragraph-rsid="00122aac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122aac"/>
    </style:style>
    <style:style style:name="P31" style:family="paragraph" style:parent-style-name="Standard" style:list-style-name="L1">
      <style:paragraph-properties fo:margin-top="0cm" fo:margin-bottom="0cm" style:contextual-spacing="false"/>
      <style:text-properties officeooo:paragraph-rsid="00122aac"/>
    </style:style>
    <style:style style:name="P32" style:family="paragraph" style:parent-style-name="Standard">
      <style:paragraph-properties fo:margin-top="0cm" fo:margin-bottom="0.282cm" style:contextual-spacing="false" fo:line-height="150%"/>
      <style:text-properties officeooo:rsid="0013231d" officeooo:paragraph-rsid="0013231d" fo:background-color="#ffffff"/>
    </style:style>
    <style:style style:name="P33" style:family="paragraph" style:parent-style-name="Standard">
      <style:paragraph-properties fo:text-align="center" style:justify-single-word="false"/>
      <style:text-properties officeooo:rsid="001567de" officeooo:paragraph-rsid="001567d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22aa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22aac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3231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officeooo:rsid="0013231d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officeooo:rsid="0013231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officeooo:rsid="0013231d" style:font-name-asian="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normal" style:font-name-asian="F" style:font-size-asian="14pt" style:language-asian="ru" style:country-asian="RU" style:font-weight-asian="normal" style:font-name-complex="Times New Roman1" style:font-size-complex="14pt" style:font-weight-complex="normal" fo:background-color="#ffff00"/>
    </style:style>
    <style:style style:name="T15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officeooo:rsid="001567de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 fo:background-color="#ffff00"/>
    </style:style>
    <style:style style:name="T21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fo:language="en" fo:country="US" officeooo:rsid="001567de" style:font-name-asian="Times New Roman1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font-size="14pt" fo:language="en" fo:country="US" officeooo:rsid="00122aa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fo:color="#000000" loext:opacity="100%" style:font-name="Times New Roman" fo:font-size="14pt" officeooo:rsid="00122aac" fo:background-color="#ffffff" loext:char-shading-value="0" style:font-name-asian="Times New Roman1" style:font-size-asian="14pt" style:font-name-complex="Times New Roman1" style:font-size-complex="14pt"/>
    </style:style>
    <style:style style:name="T26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2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22aac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10"/>
      <text:p text:style-name="P8"><text:span text:style-name="T1">Факультет информационных технологий и прикладной математики</text:span></text:p>
      <text:p text:style-name="P8"><text:span text:style-name="T1">Кафедра вычислительной математики и программирования</text:span></text:p>
      <text:p text:style-name="P11"/>
      <text:p text:style-name="P11"/>
      <text:p text:style-name="P33"><text:span text:style-name="T4">Курсовой проект по курсу</text:span></text:p>
      <text:p text:style-name="P8"><text:span text:style-name="T7">«Операционные системы»</text:span></text:p>
      <text:p text:style-name="Standard"><text:span text:style-name="T3"><text:tab/></text:span></text:p>
      <text:p text:style-name="P33"><text:span text:style-name="T4">ОЧЕРЕДИ СООБЩЕНИЙ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17">Студент: </text:span><text:span text:style-name="T24">Филиппов Владимир Михайлович</text:span><text:span text:style-name="T20"> </text:span></text:p>
      <text:p text:style-name="P21"><text:span text:style-name="T17">Группа: М8О–2</text:span><text:span text:style-name="T18">10</text:span><text:span text:style-name="T17">Б–</text:span><text:span text:style-name="T22">2</text:span><text:span text:style-name="T23">2</text:span></text:p>
      <text:p text:style-name="P21"><text:span text:style-name="T17">Вариант:</text:span><text:span text:style-name="T26"> </text:span><text:span text:style-name="T25">29</text:span><text:span text:style-name="T26"> </text:span></text:p>
      <text:p text:style-name="P20"><text:span text:style-name="T17">Преподаватель: Соколов Андрей Алексеевич</text:span></text:p>
      <text:p text:style-name="P20"><text:span text:style-name="T17">Оценка: __________ </text:span></text:p>
      <text:p text:style-name="P20"><text:span text:style-name="T17">Дата: __________</text:span></text:p>
      <text:p text:style-name="P20"><text:span text:style-name="T17">Подпись: __________</text:span></text:p>
      <text:p text:style-name="P17"/>
      <text:p text:style-name="P19"/>
      <text:p text:style-name="P19"/>
      <text:p text:style-name="P22"><text:span text:style-name="T17">Москва, 20</text:span><text:span text:style-name="T19">2</text:span><text:span text:style-name="T21">3</text:span><text:span text:style-name="T17">.</text:span></text:p>
      <text:p text:style-name="P11"/>
      <text:p text:style-name="P8"><text:soft-page-break/><text:span text:style-name="T3">Постановка задачи</text:span></text:p>
      <text:h text:style-name="Heading_20_2" text:outline-level="2"><text:span text:style-name="T27">Цель работы</text:span></text:h>
      <text:p text:style-name="P30"><text:span text:style-name="T1">Целью является приобретение практических навыков в:  </text:span></text:p>
      <text:list xml:id="list553691474" text:style-name="L1">
        <text:list-item>
          <text:p text:style-name="P31"><text:span text:style-name="T1">Управлении серверами сообщений (№5)  </text:span></text:p>
        </text:list-item>
        <text:list-item>
          <text:p text:style-name="P31"><text:span text:style-name="T1">Применение отложенных вычислений (№6)  </text:span></text:p>
        </text:list-item>
        <text:list-item>
          <text:p text:style-name="P31"><text:span text:style-name="T1">Интеграция программных систем друг с другом (№7)</text:span></text:p>
        </text:list-item>
      </text:list>
      <text:h text:style-name="Heading_20_2" text:outline-level="2"><text:span text:style-name="T27">Задание</text:span></text:h>
      <text:p text:style-name="Standard"><text:span text:style-name="T17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</text:span></text:p>
      <text:p text:style-name="P29"><text:span text:style-name="T17">Вариант: бинарное дерево, heartbit, сумма чисел.</text:span></text:p>
      <text:p text:style-name="P18"/>
      <text:p text:style-name="P24"><text:span text:style-name="T3">Общие сведения о программе</text:span></text:p>
      <text:p text:style-name="P26"><text:span text:style-name="T1">Программа </text:span><text:span text:style-name="T2">устроена в виде сервера и вычислительных узлов. Сервер отправляет какие-то сообщения узлам, они их обрабатывают и отвечают серверу. Для выполнения Л.Р. я использовал библиотеку ZMQ в ее Си варианте. Так как используемых функций очень много, приведу лишь некоторые из них: </text:span><text:span text:style-name="T1"><text:s/></text:span></text:p>
      <text:list xml:id="list1789851183" text:style-name="WWNum1">
        <text:list-item>
          <text:p text:style-name="P2"><text:span text:style-name="T11">zmq_ctx_new</text:span><text:span text:style-name="T1"> – </text:span><text:span text:style-name="T2">создает новый контекст.</text:span></text:p>
        </text:list-item>
        <text:list-item>
          <text:p text:style-name="P2"><text:span text:style-name="T11">zmq_socket</text:span><text:span text:style-name="T4"> </text:span><text:span text:style-name="T1">– </text:span><text:span text:style-name="T2">инициализирует новый сокет.</text:span></text:p>
        </text:list-item>
        <text:list-item>
          <text:p text:style-name="P2"><text:span text:style-name="T11">zmq_setsockopt</text:span><text:span text:style-name="T4"> </text:span><text:span text:style-name="T1">– <text:s/></text:span><text:span text:style-name="T2">устанавливает опции сокета (вариант очереди, время блокировки и т. д.).</text:span></text:p>
        </text:list-item>
        <text:list-item>
          <text:p text:style-name="P5">zmq_msg_recv —<text:span text:style-name="T29"> </text:span><text:span text:style-name="T30">принимает сообщение из сокета.</text:span></text:p>
        </text:list-item>
        <text:list-item>
          <text:p text:style-name="P5">zmq_msg_send —<text:span text:style-name="T30"> отправляет сообщение в сокет.</text:span></text:p>
        </text:list-item>
      </text:list>
      <text:p text:style-name="P12"/>
      <text:p text:style-name="P24"><text:soft-page-break/><text:span text:style-name="T3">Общий метод и алгоритм решения</text:span><text:span text:style-name="T1">.</text:span></text:p>
      <text:p text:style-name="P27"><text:span text:style-name="T1">Для реализации поставленной задачи необходимо:</text:span></text:p>
      <text:list xml:id="list1332054246" text:style-name="WWNum5">
        <text:list-item>
          <text:p text:style-name="P3"><text:span text:style-name="T1">Изучить принципы работы библиотеки ZMQ.</text:span></text:p>
        </text:list-item>
        <text:list-item>
          <text:p text:style-name="P3"><text:span text:style-name="T1">Написать программы</text:span><text:span text:style-name="T2">, </text:span><text:span text:style-name="T1">реализующ</text:span><text:span text:style-name="T2">ие</text:span><text:span text:style-name="T1"> сервер и клиент, </text:span><text:span text:style-name="T2">а также заголовочный файл, который содержит структуру сообщения и функции управления очередью.</text:span></text:p>
        </text:list-item>
        <text:list-item>
          <text:p text:style-name="P6"><text:span text:style-name="T1">Написать программу, которая симулировала бы заданную топологию.</text:span></text:p>
        </text:list-item>
        <text:list-item>
          <text:p text:style-name="P7"><text:span text:style-name="T1">Протестировать.</text:span></text:p>
        </text:list-item>
      </text:list>
      <text:p text:style-name="P4"><text:span text:style-name="T3"><text:tab/>Основные файлы программы</text:span></text:p>
      <text:p text:style-name="P4"><text:span text:style-name="T14"/></text:p>
      <text:p text:style-name="Standard"><text:span text:style-name="T6">calc_node</text:span><text:span text:style-name="T3">.</text:span><text:span text:style-name="T10">c</text:span><text:span text:style-name="T12">pp</text:span><text:span text:style-name="T3">:</text:span></text:p>
      <text:p text:style-name="P23">#include &lt;unistd.h&gt;</text:p>
      <text:p text:style-name="P23">#include &lt;iostream&gt;</text:p>
      <text:p text:style-name="P23">#include &lt;ctime&gt;</text:p>
      <text:p text:style-name="P23">#include "my_zmq.h"</text:p>
      <text:p text:style-name="P23">#include "binary_tree.h"</text:p>
      <text:p text:style-name="P23">using node_id_type = int;</text:p>
      <text:p text:style-name="P23">void tokenize(std::vector&lt;int&gt; &amp;args, const std::string &amp;input) {</text:p>
      <text:p text:style-name="P23"><text:s text:c="4"/>std::stringstream ss(input);</text:p>
      <text:p text:style-name="P23"><text:s text:c="4"/>std::string s;</text:p>
      <text:p text:style-name="P23"><text:s text:c="4"/>while (std::getline(ss, s, ' ')) {</text:p>
      <text:p text:style-name="P23"><text:s text:c="8"/>args.push_back(std::stoi(s));</text:p>
      <text:p text:style-name="P23"><text:s text:c="4"/>}</text:p>
      <text:p text:style-name="P23">}</text:p>
      <text:p text:style-name="P23">int main() {</text:p>
      <text:p text:style-name="P23"><text:s text:c="4"/>BinaryTree&lt;node_id_type&gt; *control_node = new BinaryTree&lt;node_id_type&gt;(-1);</text:p>
      <text:p text:style-name="P23"><text:s text:c="4"/>std::string s;</text:p>
      <text:p text:style-name="P23"><text:s text:c="4"/>node_id_type id;</text:p>
      <text:p text:style-name="P23"><text:s text:c="4"/>std::pair&lt;void *, void *&gt; child;</text:p>
      <text:p text:style-name="P23"><text:s text:c="4"/>long long child_id = -1;</text:p>
      <text:p text:style-name="P23"><text:s text:c="4"/>while (std::cin &gt;&gt; s &gt;&gt; id) {</text:p>
      <text:p text:style-name="P23"><text:s text:c="8"/>if (s == "create") {</text:p>
      <text:p text:style-name="P23"><text:s text:c="12"/>TNode&lt;node_id_type&gt; *node = control_node-&gt;find(id);</text:p>
      <text:p text:style-name="P23"><text:s text:c="12"/>if (node != nullptr) {</text:p>
      <text:p text:style-name="P23"><text:s text:c="16"/>std::cout &lt;&lt; "Node with this id is already exist" &lt;&lt; std::endl;</text:p>
      <text:p text:style-name="P23"><text:s text:c="16"/>continue;</text:p>
      <text:p text:style-name="P23"><text:s text:c="12"/>}</text:p>
      <text:p text:style-name="P23"><text:s text:c="12"/>if (control_node-&gt;get_root()-&gt;_data == -1) { // если это первый вычислительный узел.</text:p>
      <text:p text:style-name="P23"><text:s text:c="16"/>my_zmq::init_pair_socket(child.first, child.second);</text:p>
      <text:p text:style-name="P23"><text:s text:c="16"/>child_id = id;</text:p>
      <text:p text:style-name="P23"><text:s text:c="16"/>if (zmq_bind(child.second, ("tcp://*:" + std::to_string(PORT_BASE + id)).c_str()) != 0) {</text:p>
      <text:p text:style-name="P23"><text:s text:c="20"/>perror("ZMQ_Bind");</text:p>
      <text:p text:style-name="P23"><text:soft-page-break/><text:s text:c="20"/>exit(EXIT_FAILURE);</text:p>
      <text:p text:style-name="P23"><text:s text:c="16"/>}</text:p>
      <text:p text:style-name="P23"><text:s text:c="16"/>int pid = fork();</text:p>
      <text:p text:style-name="P23"><text:s text:c="16"/>if (pid == 0) { //son</text:p>
      <text:p text:style-name="P23"><text:s text:c="20"/>execl(NODE_EXECUTABLE_NAME, NODE_EXECUTABLE_NAME, std::to_string(id).c_str(), nullptr);</text:p>
      <text:p text:style-name="P23"><text:s text:c="20"/>perror("Execl");</text:p>
      <text:p text:style-name="P23"><text:s text:c="20"/>exit(EXIT_FAILURE);</text:p>
      <text:p text:style-name="P23"><text:s text:c="16"/>} else if (pid &gt; 0) { // parent</text:p>
      <text:p text:style-name="P23"><text:s text:c="20"/>control_node-&gt;get_root()-&gt;set_data(id);</text:p>
      <text:p text:style-name="P23"><text:s text:c="16"/>} else { // error</text:p>
      <text:p text:style-name="P23"><text:s text:c="20"/>perror("Fork");</text:p>
      <text:p text:style-name="P23"><text:s text:c="20"/>exit(EXIT_FAILURE);</text:p>
      <text:p text:style-name="P23"><text:s text:c="16"/>}</text:p>
      <text:p text:style-name="P23"><text:s text:c="12"/>} else { // если это не первый вычислительный узел</text:p>
      <text:p text:style-name="P23"><text:s text:c="16"/>auto *msg = new msg_t({create, 0, id});</text:p>
      <text:p text:style-name="P23"><text:s text:c="16"/>msg_t reply = *msg;</text:p>
      <text:p text:style-name="P23"><text:s text:c="16"/>my_zmq::send_receive_wait(msg, reply, child.second);</text:p>
      <text:p text:style-name="P23"><text:s text:c="16"/>if (reply.action == success) {</text:p>
      <text:p text:style-name="P23"><text:s text:c="20"/>control_node-&gt;insert(id);</text:p>
      <text:p text:style-name="P23"><text:s text:c="16"/>} else {</text:p>
      <text:p text:style-name="P23"><text:s text:c="20"/>std::cout &lt;&lt; "Error: Parent is unavailable" &lt;&lt; std::endl;</text:p>
      <text:p text:style-name="P23"><text:s text:c="16"/>}</text:p>
      <text:p text:style-name="P23"><text:s text:c="12"/>}</text:p>
      <text:p text:style-name="P23"><text:s text:c="12"/>control_node-&gt;print();</text:p>
      <text:p text:style-name="P23"><text:s text:c="8"/>} else if (s == "heartbit") {</text:p>
      <text:p text:style-name="P23"><text:s text:c="12"/>auto *msg = new msg_t({ping, 0, id});</text:p>
      <text:p text:style-name="P23"><text:s text:c="12"/>msg_t reply = *msg;</text:p>
      <text:p text:style-name="P23"><text:s text:c="12"/>const int wait = 1000 * 4 * id;</text:p>
      <text:p text:style-name="P23"><text:s text:c="12"/>int counter = 0;</text:p>
      <text:p text:style-name="P23"><text:s text:c="12"/>zmq_setsockopt(child.second, ZMQ_RCVTIMEO, &amp;wait, sizeof(int));</text:p>
      <text:p text:style-name="P23"><text:s text:c="12"/>my_zmq::send_msg_wait(msg, child.second);</text:p>
      <text:p text:style-name="P23"><text:s text:c="12"/>while (true) {</text:p>
      <text:p text:style-name="P23"><text:s text:c="16"/>if (counter == 3) {</text:p>
      <text:p text:style-name="P23"><text:s text:c="20"/>break;</text:p>
      <text:p text:style-name="P23"><text:s text:c="16"/>}</text:p>
      <text:p text:style-name="P23"><text:s text:c="16"/>bool flag = my_zmq::recv_wait_for_time(reply, child.second);</text:p>
      <text:p text:style-name="P23"><text:s text:c="16"/>if (reply.action == success &amp;&amp; flag) {</text:p>
      <text:p text:style-name="P23"><text:s text:c="20"/>std::cout &lt;&lt; "ok: " &lt;&lt; reply.id &lt;&lt; std::endl;</text:p>
      <text:p text:style-name="P23"><text:s text:c="20"/>counter++;</text:p>
      <text:p text:style-name="P23"><text:s text:c="16"/>} else {</text:p>
      <text:p text:style-name="P23"><text:s text:c="20"/>std::cout &lt;&lt; "unbelievable but root node is unavailable: " &lt;&lt; child_id &lt;&lt;std::endl;</text:p>
      <text:p text:style-name="P23"><text:s text:c="20"/>counter++;</text:p>
      <text:p text:style-name="P23"><text:s text:c="16"/>}</text:p>
      <text:p text:style-name="P23"><text:s text:c="12"/>}</text:p>
      <text:p text:style-name="P23"><text:s text:c="12"/>zmq_setsockopt(child.second, ZMQ_RCVTIMEO, &amp;WAIT_TIME, sizeof(int));</text:p>
      <text:p text:style-name="P23"><text:s text:c="8"/>} else if (s == "exec") {</text:p>
      <text:p text:style-name="P23"><text:s text:c="12"/>auto *terminate_msg = new msg_t({exec_add, -1, id});</text:p>
      <text:p text:style-name="P23"><text:s text:c="12"/>std::vector&lt;int&gt; buf;</text:p>
      <text:p text:style-name="P23"><text:s text:c="12"/>std::string num;</text:p>
      <text:p text:style-name="P23"><text:s text:c="12"/>while(true) {</text:p>
      <text:p text:style-name="P23"><text:soft-page-break/><text:s text:c="16"/>std::cin &gt;&gt; num;</text:p>
      <text:p text:style-name="P23"><text:s text:c="16"/>if (num == "!") {</text:p>
      <text:p text:style-name="P23"><text:s text:c="20"/>break;</text:p>
      <text:p text:style-name="P23"><text:s text:c="16"/>}</text:p>
      <text:p text:style-name="P23"><text:s text:c="16"/>buf.push_back(std::stoi(num));</text:p>
      <text:p text:style-name="P23"><text:s text:c="12"/>}</text:p>
      <text:p text:style-name="P23"><text:s text:c="12"/>for (int num: buf){</text:p>
      <text:p text:style-name="P23"><text:s text:c="16"/>auto *msg_to_child = new msg_t({exec_add, num, id});</text:p>
      <text:p text:style-name="P23"><text:s text:c="16"/>my_zmq::send_msg_wait(msg_to_child, child.second);</text:p>
      <text:p text:style-name="P23"><text:s text:c="12"/>}</text:p>
      <text:p text:style-name="P23"><text:s text:c="12"/>my_zmq::send_msg_wait(terminate_msg, child.second);</text:p>
      <text:p text:style-name="P23"><text:s text:c="8"/>} else if (s == "remove") {</text:p>
      <text:p text:style-name="P23"><text:s text:c="12"/>std::pair&lt;TNode&lt;int&gt; *, bool&gt; res = control_node-&gt;find_insert(id);</text:p>
      <text:p text:style-name="P23"><text:s text:c="12"/>if (!res.second) {</text:p>
      <text:p text:style-name="P23"><text:s text:c="16"/>std::cout &lt;&lt; "Error: Node with id " &lt;&lt; id &lt;&lt; " doesn't exists" &lt;&lt; std::endl;</text:p>
      <text:p text:style-name="P23"><text:s text:c="16"/>continue;</text:p>
      <text:p text:style-name="P23"><text:s text:c="12"/>}</text:p>
      <text:p text:style-name="P23"><text:s text:c="12"/>auto *msg = new msg_t({destroy, -1, id});</text:p>
      <text:p text:style-name="P23"><text:s text:c="12"/>if (res.first != nullptr) {</text:p>
      <text:p text:style-name="P23"><text:s text:c="16"/>auto *msg = new msg_t({destroy, res.first-&gt;_data, id});</text:p>
      <text:p text:style-name="P23"><text:s text:c="12"/>}</text:p>
      <text:p text:style-name="P23"><text:s text:c="12"/>msg_t reply = *msg;</text:p>
      <text:p text:style-name="P23"><text:s text:c="12"/>my_zmq::send_receive_wait(msg, reply, child.second);</text:p>
      <text:p text:style-name="P23"><text:s text:c="12"/>if (reply.action == success) {</text:p>
      <text:p text:style-name="P23"><text:s text:c="16"/>std::cout &lt;&lt; "Node " &lt;&lt; id &lt;&lt; " was deleted" &lt;&lt; std::endl;</text:p>
      <text:p text:style-name="P23"><text:s text:c="16"/>control_node-&gt;deleteSubtree(control_node-&gt;get_root(), id);</text:p>
      <text:p text:style-name="P23"><text:s text:c="16"/>control_node-&gt;print();</text:p>
      <text:p text:style-name="P23"><text:s text:c="12"/>} else {</text:p>
      <text:p text:style-name="P23"><text:s text:c="16"/>std::cout &lt;&lt; "Parent is unavailable" &lt;&lt; std::endl;</text:p>
      <text:p text:style-name="P23"><text:s text:c="12"/>}</text:p>
      <text:p text:style-name="P23"><text:s text:c="8"/>} else {</text:p>
      <text:p text:style-name="P23"><text:s text:c="12"/>std::cout &lt;&lt; "what";</text:p>
      <text:p text:style-name="P23"><text:s text:c="12"/>continue;</text:p>
      <text:p text:style-name="P23"><text:s text:c="8"/>}</text:p>
      <text:p text:style-name="P23"><text:s text:c="4"/>}</text:p>
      <text:p text:style-name="P23"><text:s text:c="4"/>std::cout &lt;&lt; "Out tree:" &lt;&lt; std::endl;</text:p>
      <text:p text:style-name="P23"><text:s text:c="4"/>control_node-&gt;print();</text:p>
      <text:p text:style-name="P23"><text:s text:c="4"/>auto *msg = new msg_t({destroy, -1, control_node-&gt;get_root()-&gt;_data});</text:p>
      <text:p text:style-name="P23"><text:s text:c="4"/>msg_t reply = *msg;</text:p>
      <text:p text:style-name="P23"><text:s text:c="4"/>my_zmq::send_receive_wait(msg, reply, child.second);</text:p>
      <text:p text:style-name="P23"><text:s text:c="4"/>zmq_close(child.second);</text:p>
      <text:p text:style-name="P23"><text:s text:c="4"/>zmq_ctx_destroy(child.first);</text:p>
      <text:p text:style-name="P23"><text:s text:c="4"/>return 0;</text:p>
      <text:p text:style-name="P23">}</text:p>
      <text:p text:style-name="Standard"><text:span text:style-name="T10">test2.c</text:span></text:p>
      <text:p text:style-name="P23"><text:span text:style-name="T8">#include "my_zmq.h"</text:span></text:p>
      <text:p text:style-name="P23"><text:span text:style-name="T8">#include &lt;iostream&gt;</text:span></text:p>
      <text:p text:style-name="P23"><text:span text:style-name="T8">#include &lt;map&gt;</text:span></text:p>
      <text:p text:style-name="P23"><text:span text:style-name="T8">#include &lt;unistd.h&gt;</text:span></text:p>
      <text:p text:style-name="P23"><text:soft-page-break/></text:p>
      <text:p text:style-name="P23"><text:span text:style-name="T8">long long node_id;</text:span></text:p>
      <text:p text:style-name="P23"><text:span text:style-name="T8">void make_node(std::pair&lt;void *, void *&gt; &amp;contex_socket, bool &amp;flag, long long &amp;id, msg_t &amp;token, msg_t *reply) {</text:span></text:p>
      <text:p text:style-name="P23"><text:span text:style-name="T8"><text:s text:c="4"/>my_zmq::init_pair_socket(contex_socket.first, contex_socket.second);</text:span></text:p>
      <text:p text:style-name="P23"><text:span text:style-name="T8"><text:s text:c="4"/>if (zmq_bind(contex_socket.second, ("tcp://*:" + std::to_string(PORT_BASE + token.id)).c_str()) != 0) {</text:span></text:p>
      <text:p text:style-name="P23"><text:span text:style-name="T8"><text:s text:c="8"/>perror("Bind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int fork_id = fork();</text:span></text:p>
      <text:p text:style-name="P23"><text:span text:style-name="T8"><text:s text:c="4"/>if (fork_id == 0) {</text:span></text:p>
      <text:p text:style-name="P23"><text:span text:style-name="T8"><text:s text:c="8"/>execl(NODE_EXECUTABLE_NAME, NODE_EXECUTABLE_NAME, std::to_string(token.id).c_str(), nullptr);</text:span></text:p>
      <text:p text:style-name="P23"><text:span text:style-name="T8"><text:s text:c="8"/>perror("Execl");</text:span></text:p>
      <text:p text:style-name="P23"><text:span text:style-name="T8"><text:s text:c="8"/>exit(EXIT_FAILURE);</text:span></text:p>
      <text:p text:style-name="P23"><text:span text:style-name="T8"><text:s text:c="4"/>} else if (fork_id &gt; 0) {</text:span></text:p>
      <text:p text:style-name="P23"><text:span text:style-name="T8"><text:s text:c="8"/>flag = true;</text:span></text:p>
      <text:p text:style-name="P23"><text:span text:style-name="T8"><text:s text:c="8"/>id = token.id;</text:span></text:p>
      <text:p text:style-name="P23"><text:span text:style-name="T8"><text:s text:c="8"/>reply-&gt;action = success;</text:span></text:p>
      <text:p text:style-name="P23"><text:span text:style-name="T8"><text:s text:c="4"/>} else {</text:span></text:p>
      <text:p text:style-name="P23"><text:span text:style-name="T8"><text:s text:c="8"/>perror("Fork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}</text:span></text:p>
      <text:p text:style-name="P23"><text:span text:style-name="T8">in</text:span><text:span text:style-name="T9">t</text:span><text:span text:style-name="T8"> main(int argc, char **argv) {</text:span></text:p>
      <text:p text:style-name="P23"><text:span text:style-name="T8"><text:s text:c="4"/>int sum = 0;</text:span></text:p>
      <text:p text:style-name="P23"><text:span text:style-name="T8"><text:s text:c="4"/>if (argc != 2) {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node_id = std::stoll(std::string(argv[1]));</text:span></text:p>
      <text:p text:style-name="P23"><text:span text:style-name="T8"><text:s text:c="4"/>long long left_id = -1, right_id = -1;</text:span></text:p>
      <text:p text:style-name="P23"><text:span text:style-name="T8"><text:s text:c="4"/>void *node_parent_context = zmq_ctx_new();</text:span></text:p>
      <text:p text:style-name="P23"><text:span text:style-name="T8"><text:s text:c="4"/>void *node_parent_socket = zmq_socket(node_parent_context, ZMQ_PAIR);</text:span></text:p>
      <text:p text:style-name="P23"><text:span text:style-name="T8"><text:s text:c="4"/>if (zmq_connect(node_parent_socket, ("tcp://localhost:" + std::to_string(PORT_BASE + node_id)).c_str()) != 0) {</text:span></text:p>
      <text:p text:style-name="P23"><text:span text:style-name="T8"><text:s text:c="8"/>perror("ZMQ_Connect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std::pair&lt;void *, void *&gt; left, right; // &lt;context, socket&gt;</text:span></text:p>
      <text:p text:style-name="P23"><text:span text:style-name="T8"><text:s text:c="4"/>std::cout &lt;&lt; "OK: " &lt;&lt; getpid() &lt;&lt; std::endl;</text:span></text:p>
      <text:p text:style-name="P23"><text:span text:style-name="T8"><text:s text:c="4"/>bool has_left = false, has_right = false, awake = true;</text:span></text:p>
      <text:p text:style-name="P23"><text:soft-page-break/><text:span text:style-name="T8"><text:s text:c="4"/>while (awake) {</text:span></text:p>
      <text:p text:style-name="P23"><text:span text:style-name="T8"><text:s text:c="8"/>msg_t token({fail, 0, 0});</text:span></text:p>
      <text:p text:style-name="P23"><text:span text:style-name="T8"><text:s text:c="8"/>my_zmq::receive_msg(token, node_parent_socket);</text:span></text:p>
      <text:p text:style-name="P23"><text:span text:style-name="T8"><text:s text:c="8"/>// std::cout &lt;&lt; "INFO ABOUT NODE: left_id = " &lt;&lt; left_id &lt;&lt; " right_id = " &lt;&lt; right_id &lt;&lt; " node_id = " &lt;&lt; node_id &lt;&lt; std::endl;</text:span></text:p>
      <text:p text:style-name="P23"><text:span text:style-name="T8"><text:s text:c="8"/>auto *reply = new msg_t({fail, node_id, node_id});</text:span></text:p>
      <text:p text:style-name="P23"><text:span text:style-name="T8"><text:s text:c="8"/>if (token.action == create) {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token);</text:span></text:p>
      <text:p text:style-name="P23"><text:span text:style-name="T8"><text:s text:c="16"/>msg_t reply_left = *reply;</text:span></text:p>
      <text:p text:style-name="P23"><text:span text:style-name="T8"><text:s text:c="16"/>my_zmq::send_receive_wait(token_left, reply_left, left.second);</text:span></text:p>
      <text:p text:style-name="P23"><text:span text:style-name="T8"><text:s text:c="16"/>if (reply_left.action == success) {</text:span></text:p>
      <text:p text:style-name="P23"><text:span text:style-name="T8"><text:s text:c="20"/>*reply = reply_left;</text:span></text:p>
      <text:p text:style-name="P23"><text:span text:style-name="T8"><text:s text:c="16"/>}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token);</text:span></text:p>
      <text:p text:style-name="P23"><text:span text:style-name="T8"><text:s text:c="16"/>msg_t reply_right = *reply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6"/>if (reply_right.action == success) {</text:span></text:p>
      <text:p text:style-name="P23"><text:span text:style-name="T8"><text:s text:c="20"/>*reply = reply_right;</text:span></text:p>
      <text:p text:style-name="P23"><text:span text:style-name="T8"><text:s text:c="16"/>} <text:s text:c="2"/></text:span></text:p>
      <text:p text:style-name="P23"><text:span text:style-name="T8"><text:s text:c="12"/>}</text:span></text:p>
      <text:p text:style-name="P23"><text:span text:style-name="T8"><text:s text:c="12"/>if (has_left == false &amp;&amp; node_id &gt; token.id) {</text:span></text:p>
      <text:p text:style-name="P23"><text:span text:style-name="T8"><text:s text:c="16"/>make_node(left, has_left, token.id, token, reply);</text:span></text:p>
      <text:p text:style-name="P23"><text:span text:style-name="T8"><text:s text:c="16"/>left_id = token.id;</text:span></text:p>
      <text:p text:style-name="P23"><text:span text:style-name="T8"><text:s text:c="12"/>}</text:span></text:p>
      <text:p text:style-name="P23"><text:span text:style-name="T8"><text:s text:c="12"/>if (has_right == false &amp;&amp; node_id &lt; token.id) {</text:span></text:p>
      <text:p text:style-name="P23"><text:span text:style-name="T8"><text:s text:c="16"/>make_node(right, has_right, token.id, token, reply);</text:span></text:p>
      <text:p text:style-name="P23"><text:span text:style-name="T8"><text:s text:c="16"/>right_id = token.id;</text:span></text:p>
      <text:p text:style-name="P23"><text:span text:style-name="T8"><text:s text:c="12"/>}</text:span></text:p>
      <text:p text:style-name="P23"><text:span text:style-name="T8"><text:s text:c="12"/>my_zmq::send_msg_no_wait(reply, node_parent_socket);</text:span></text:p>
      <text:p text:style-name="P23"><text:span text:style-name="T8"><text:s text:c="8"/>} else if (token.action == ping) {</text:span></text:p>
      <text:p text:style-name="P23"><text:span text:style-name="T8"><text:s text:c="12"/>msg_t ping_left = msg_t({fail, node_id, node_id}), ping_right = msg_t({fail, node_id, node_id});</text:span></text:p>
      <text:p text:style-name="P23"><text:span text:style-name="T8"><text:s text:c="12"/>auto *msg_to_parent = new msg_t({success, 0, node_id});</text:span></text:p>
      <text:p text:style-name="P23"><text:span text:style-name="T8"><text:s text:c="12"/>const int wait = 1000 * token.id * 4;</text:span></text:p>
      <text:p text:style-name="P23"><text:span text:style-name="T8"><text:s text:c="12"/>for (int i = 0; i &lt; 3; i++) {</text:span></text:p>
      <text:p text:style-name="P23"><text:span text:style-name="T8"><text:s text:c="16"/>my_zmq::send_msg_wait(msg_to_parent, node_parent_socket);</text:span></text:p>
      <text:p text:style-name="P23"><text:span text:style-name="T8"><text:s text:c="16"/>sleep(token.id);</text:span></text:p>
      <text:p text:style-name="P23"><text:span text:style-name="T8"><text:s text:c="12"/>}</text:span></text:p>
      <text:p text:style-name="P23"><text:span text:style-name="T8"><text:s text:c="12"/>if (has_left) {</text:span></text:p>
      <text:p text:style-name="P23"><text:span text:style-name="T8"><text:s text:c="16"/>int counter = 0;</text:span></text:p>
      <text:p text:style-name="P23"><text:soft-page-break/><text:span text:style-name="T8"><text:s text:c="16"/>auto *token_left = new msg_t({ping, node_id, token.id});</text:span></text:p>
      <text:p text:style-name="P23"><text:span text:style-name="T8"><text:s text:c="16"/>zmq_setsockopt(left.second, ZMQ_RCVTIMEO, &amp;wait, sizeof(int));</text:span></text:p>
      <text:p text:style-name="P23"><text:span text:style-name="T8"><text:s text:c="16"/>my_zmq::send_msg_wait(token_left, left.second);</text:span></text:p>
      <text:p text:style-name="P23"><text:span text:style-name="T8"><text:s text:c="16"/>while (true) {</text:span></text:p>
      <text:p text:style-name="P23"><text:span text:style-name="T8"><text:s text:c="20"/>if (counter == 3) {</text:span></text:p>
      <text:p text:style-name="P23"><text:span text:style-name="T8"><text:s text:c="24"/>break;</text:span></text:p>
      <text:p text:style-name="P23"><text:span text:style-name="T8"><text:s text:c="20"/>}</text:span></text:p>
      <text:p text:style-name="P23"><text:span text:style-name="T8"><text:s text:c="20"/>bool flag_l = my_zmq::recv_wait_for_time(ping_left, left.second);</text:span></text:p>
      <text:p text:style-name="P23"><text:span text:style-name="T8"><text:s text:c="20"/>if (ping_left.action == success &amp;&amp; flag_l) {</text:span></text:p>
      <text:p text:style-name="P23"><text:span text:style-name="T8"><text:s text:c="24"/>std::cout &lt;&lt; "ok: " &lt;&lt; ping_left.id &lt;&lt; std::endl;</text:span></text:p>
      <text:p text:style-name="P23"><text:span text:style-name="T8"><text:s text:c="24"/>counter++;</text:span></text:p>
      <text:p text:style-name="P23"><text:span text:style-name="T8"><text:s text:c="20"/>} else {</text:span></text:p>
      <text:p text:style-name="P23"><text:span text:style-name="T8"><text:s text:c="24"/>std::cout &lt;&lt; "unbelievable but left node is unavailable: " &lt;&lt; left_id &lt;&lt;std::endl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zmq_setsockopt(left.second, ZMQ_RCVTIMEO, &amp;WAIT_TIME, sizeof(int));</text:span></text:p>
      <text:p text:style-name="P23"><text:span text:style-name="T8"><text:s text:c="12"/>}</text:span></text:p>
      <text:p text:style-name="P23"><text:span text:style-name="T8"><text:s text:c="12"/>if (has_right) {</text:span></text:p>
      <text:p text:style-name="P23"><text:span text:style-name="T8"><text:s text:c="16"/>int counter = 0;</text:span></text:p>
      <text:p text:style-name="P23"><text:span text:style-name="T8"><text:s text:c="16"/>auto *token_right = new msg_t({ping, node_id, token.id});</text:span></text:p>
      <text:p text:style-name="P23"><text:span text:style-name="T8"><text:s text:c="16"/>zmq_setsockopt(right.second, ZMQ_RCVTIMEO, &amp;wait, sizeof(int));</text:span></text:p>
      <text:p text:style-name="P23"><text:span text:style-name="T8"><text:s text:c="16"/>my_zmq::send_msg_wait(token_right, right.second);</text:span></text:p>
      <text:p text:style-name="P23"><text:span text:style-name="T8"><text:s text:c="16"/>while (true) {</text:span></text:p>
      <text:p text:style-name="P23"><text:span text:style-name="T8"><text:s text:c="20"/>if (counter == 3) {</text:span></text:p>
      <text:p text:style-name="P23"><text:span text:style-name="T8"><text:s text:c="24"/>break;</text:span></text:p>
      <text:p text:style-name="P23"><text:span text:style-name="T8"><text:s text:c="20"/>}</text:span></text:p>
      <text:p text:style-name="P23"><text:span text:style-name="T8"><text:s text:c="20"/>bool flag_r = my_zmq::recv_wait_for_time(ping_right, right.second);</text:span></text:p>
      <text:p text:style-name="P23"><text:span text:style-name="T8"><text:s text:c="20"/>if (ping_right.action == success &amp;&amp; flag_r) {</text:span></text:p>
      <text:p text:style-name="P23"><text:span text:style-name="T8"><text:s text:c="24"/>std::cout &lt;&lt; "ok: " &lt;&lt; ping_right.id &lt;&lt; std::endl;</text:span></text:p>
      <text:p text:style-name="P23"><text:span text:style-name="T8"><text:s text:c="24"/>counter++;</text:span></text:p>
      <text:p text:style-name="P23"><text:span text:style-name="T8"><text:s text:c="20"/>} else {</text:span></text:p>
      <text:p text:style-name="P23"><text:span text:style-name="T8"><text:s text:c="24"/>std::cout &lt;&lt; "unbelievable but right node is unavailable: " &lt;&lt; right_id &lt;&lt;std::endl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zmq_setsockopt(right.second, ZMQ_RCVTIMEO, &amp;WAIT_TIME, sizeof(int));</text:span></text:p>
      <text:p text:style-name="P23"><text:span text:style-name="T8"><text:s text:c="12"/>}</text:span></text:p>
      <text:p text:style-name="P23"><text:span text:style-name="T8"><text:s text:c="8"/>} else if (token.action == exec_add) {</text:span></text:p>
      <text:p text:style-name="P23"><text:span text:style-name="T8"><text:s text:c="12"/>if (node_id == token.id) {</text:span></text:p>
      <text:p text:style-name="P23"><text:soft-page-break/><text:span text:style-name="T8"><text:s text:c="16"/>if (token.parent_id == -1) {</text:span></text:p>
      <text:p text:style-name="P23"><text:span text:style-name="T8"><text:s text:c="20"/>std::cout &lt;&lt; "Summary equal to " &lt;&lt; sum &lt;&lt; std::endl;</text:span></text:p>
      <text:p text:style-name="P23"><text:span text:style-name="T8"><text:s text:c="20"/>sum = 0;</text:span></text:p>
      <text:p text:style-name="P23"><text:span text:style-name="T8"><text:s text:c="20"/>continue;</text:span></text:p>
      <text:p text:style-name="P23"><text:span text:style-name="T8"><text:s text:c="16"/>}</text:span></text:p>
      <text:p text:style-name="P23"><text:span text:style-name="T8"><text:s text:c="16"/>sum += token.parent_id;</text:span></text:p>
      <text:p text:style-name="P23"><text:span text:style-name="T8"><text:s text:c="12"/>}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{exec_add, token.parent_id, token.id});</text:span></text:p>
      <text:p text:style-name="P23"><text:span text:style-name="T8"><text:s text:c="16"/>msg_t reply_left = *reply;</text:span></text:p>
      <text:p text:style-name="P23"><text:span text:style-name="T8"><text:s text:c="16"/>my_zmq::send_msg_no_wait(token_left, left.second);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{exec_add, token.parent_id, token.id});</text:span></text:p>
      <text:p text:style-name="P23"><text:span text:style-name="T8"><text:s text:c="16"/>msg_t reply_right = *reply;</text:span></text:p>
      <text:p text:style-name="P23"><text:span text:style-name="T8"><text:s text:c="16"/>my_zmq::send_msg_no_wait(token_right, right.second);</text:span></text:p>
      <text:p text:style-name="P23"><text:span text:style-name="T8"><text:s text:c="12"/>}</text:span></text:p>
      <text:p text:style-name="P23"><text:span text:style-name="T8"><text:s text:c="8"/>} else if (token.action == destroy) {</text:span></text:p>
      <text:p text:style-name="P23"><text:span text:style-name="T8"><text:s text:c="12"/>if (node_id == token.parent_id) {</text:span></text:p>
      <text:p text:style-name="P23"><text:span text:style-name="T8"><text:s text:c="16"/>msg_t reply_right = *reply;</text:span></text:p>
      <text:p text:style-name="P23"><text:span text:style-name="T8"><text:s text:c="16"/>msg_t reply_left = *reply;</text:span></text:p>
      <text:p text:style-name="P23"><text:span text:style-name="T8"><text:s text:c="16"/>if (token.id == left_id) {</text:span></text:p>
      <text:p text:style-name="P23"><text:span text:style-name="T8"><text:s text:c="20"/>auto *token_left = new msg_t(token);</text:span></text:p>
      <text:p text:style-name="P23"><text:span text:style-name="T8"><text:s text:c="20"/>my_zmq::send_receive_wait(token_left, reply_left, left.second);</text:span></text:p>
      <text:p text:style-name="P23"><text:span text:style-name="T8"><text:s text:c="20"/>if (reply_left.action == success) {</text:span></text:p>
      <text:p text:style-name="P23"><text:span text:style-name="T8"><text:s text:c="24"/>zmq_close(left.second);</text:span></text:p>
      <text:p text:style-name="P23"><text:span text:style-name="T8"><text:s text:c="24"/>zmq_ctx_destroy(left.first);</text:span></text:p>
      <text:p text:style-name="P23"><text:span text:style-name="T8"><text:s text:c="24"/>left.first = left.second = nullptr;</text:span></text:p>
      <text:p text:style-name="P23"><text:span text:style-name="T8"><text:s text:c="24"/>left_id = -1;</text:span></text:p>
      <text:p text:style-name="P23"><text:span text:style-name="T8"><text:s text:c="24"/>has_left = false;</text:span></text:p>
      <text:p text:style-name="P23"><text:span text:style-name="T8"><text:s text:c="24"/>reply_left.action == success;</text:span></text:p>
      <text:p text:style-name="P23"><text:span text:style-name="T8"><text:s text:c="24"/>my_zmq::send_msg_no_wait(&amp;reply_left, node_parent_socket);</text:span></text:p>
      <text:p text:style-name="P23"><text:span text:style-name="T8"><text:s text:c="20"/>}</text:span></text:p>
      <text:p text:style-name="P23"><text:span text:style-name="T8"><text:s text:c="16"/>} else {</text:span></text:p>
      <text:p text:style-name="P23"><text:span text:style-name="T8"><text:s text:c="20"/>auto *token_right = new msg_t(token);</text:span></text:p>
      <text:p text:style-name="P23"><text:span text:style-name="T8"><text:s text:c="20"/>my_zmq::send_receive_wait(token_right, reply_right, right.second);</text:span></text:p>
      <text:p text:style-name="P23"><text:span text:style-name="T8"><text:s text:c="20"/>if (reply_right.action == success) {</text:span></text:p>
      <text:p text:style-name="P23"><text:span text:style-name="T8"><text:s text:c="24"/>zmq_close(right.second);</text:span></text:p>
      <text:p text:style-name="P23"><text:span text:style-name="T8"><text:s text:c="24"/>zmq_ctx_destroy(right.first);</text:span></text:p>
      <text:p text:style-name="P23"><text:span text:style-name="T8"><text:s text:c="24"/>right.first = right.second = nullptr;</text:span></text:p>
      <text:p text:style-name="P23"><text:span text:style-name="T8"><text:s text:c="24"/>right_id = -1;</text:span></text:p>
      <text:p text:style-name="P23"><text:span text:style-name="T8"><text:s text:c="24"/>has_right = false;</text:span></text:p>
      <text:p text:style-name="P23"><text:span text:style-name="T8"><text:s text:c="24"/>reply_right.action == success;</text:span></text:p>
      <text:p text:style-name="P23"><text:soft-page-break/><text:span text:style-name="T8"><text:s text:c="24"/>my_zmq::send_msg_no_wait(&amp;reply_right, node_parent_socket);</text:span></text:p>
      <text:p text:style-name="P23"><text:span text:style-name="T8"><text:s text:c="20"/>} <text:s/></text:span></text:p>
      <text:p text:style-name="P23"><text:span text:style-name="T8"><text:s text:c="16"/>}</text:span></text:p>
      <text:p text:style-name="P23"><text:span text:style-name="T8"><text:s text:c="16"/>wait(NULL);</text:span></text:p>
      <text:p text:style-name="P23"><text:span text:style-name="T8"><text:s text:c="16"/>continue;</text:span></text:p>
      <text:p text:style-name="P23"><text:span text:style-name="T8"><text:s text:c="12"/>}</text:span></text:p>
      <text:p text:style-name="P23"><text:span text:style-name="T8"><text:s text:c="12"/>if (token.id == node_id) {</text:span></text:p>
      <text:p text:style-name="P23"><text:span text:style-name="T8"><text:s text:c="16"/>auto *msg_to_parent = new msg_t({success, 0, node_id});</text:span></text:p>
      <text:p text:style-name="P23"><text:span text:style-name="T8"><text:s text:c="16"/>if (has_left) {</text:span></text:p>
      <text:p text:style-name="P23"><text:span text:style-name="T8"><text:s text:c="20"/>auto *token_left = new msg_t({destroy_child, token.parent_id, token.id});</text:span></text:p>
      <text:p text:style-name="P23"><text:span text:style-name="T8"><text:s text:c="20"/>msg_t reply_left = msg_t({fail, 0, 0});</text:span></text:p>
      <text:p text:style-name="P23"><text:span text:style-name="T8"><text:s text:c="20"/>my_zmq::send_receive_wait(token_left, reply_left, left.second);</text:span></text:p>
      <text:p text:style-name="P23"><text:span text:style-name="T8"><text:s text:c="20"/>if (reply_left.action == success) {</text:span></text:p>
      <text:p text:style-name="P23"><text:span text:style-name="T8"><text:s text:c="24"/>zmq_close(left.second);</text:span></text:p>
      <text:p text:style-name="P23"><text:span text:style-name="T8"><text:s text:c="24"/>zmq_ctx_destroy(left.first);</text:span></text:p>
      <text:p text:style-name="P23"><text:span text:style-name="T8"><text:s text:c="24"/>left.first = left.second = nullptr;</text:span></text:p>
      <text:p text:style-name="P23"><text:span text:style-name="T8"><text:s text:c="24"/>left_id = -1;</text:span></text:p>
      <text:p text:style-name="P23"><text:span text:style-name="T8"><text:s text:c="24"/>has_left = false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if (has_right) {</text:span></text:p>
      <text:p text:style-name="P23"><text:span text:style-name="T8"><text:s text:c="20"/>auto *token_right = new msg_t({destroy_child, token.parent_id, token.id});</text:span></text:p>
      <text:p text:style-name="P23"><text:span text:style-name="T8"><text:s text:c="20"/>msg_t reply_right = *reply;</text:span></text:p>
      <text:p text:style-name="P23"><text:span text:style-name="T8"><text:s text:c="20"/>my_zmq::send_receive_wait(token_right, reply_right, right.second);</text:span></text:p>
      <text:p text:style-name="P23"><text:span text:style-name="T8"><text:s text:c="20"/>if (reply_right.action == success) {</text:span></text:p>
      <text:p text:style-name="P23"><text:span text:style-name="T8"><text:s text:c="24"/>zmq_close(right.second);</text:span></text:p>
      <text:p text:style-name="P23"><text:span text:style-name="T8"><text:s text:c="24"/>zmq_ctx_destroy(right.first);</text:span></text:p>
      <text:p text:style-name="P23"><text:span text:style-name="T8"><text:s text:c="24"/>right.first = right.second = nullptr;</text:span></text:p>
      <text:p text:style-name="P23"><text:span text:style-name="T8"><text:s text:c="24"/>right_id = -1;</text:span></text:p>
      <text:p text:style-name="P23"><text:span text:style-name="T8"><text:s text:c="24"/>has_right = false;</text:span></text:p>
      <text:p text:style-name="P23"><text:span text:style-name="T8"><text:s text:c="20"/>} <text:s/></text:span></text:p>
      <text:p text:style-name="P23"><text:span text:style-name="T8"><text:s text:c="16"/>}</text:span></text:p>
      <text:p text:style-name="P23"><text:span text:style-name="T8"><text:s text:c="16"/>my_zmq::send_msg_no_wait(msg_to_parent, node_parent_socke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12"/>msg_t reply_right = *reply;</text:span></text:p>
      <text:p text:style-name="P23"><text:span text:style-name="T8"><text:s text:c="12"/>msg_t reply_left = *reply;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token);</text:span></text:p>
      <text:p text:style-name="P23"><text:span text:style-name="T8"><text:s text:c="16"/>my_zmq::send_receive_wait(token_left, reply_left, left.second);</text:span></text:p>
      <text:p text:style-name="P23"><text:soft-page-break/><text:span text:style-name="T8"><text:s text:c="16"/>if (reply_left.action == success) {</text:span></text:p>
      <text:p text:style-name="P23"><text:span text:style-name="T8"><text:s text:c="20"/>my_zmq::send_msg_no_wait(&amp;reply_left, node_parent_socket);</text:span></text:p>
      <text:p text:style-name="P23"><text:span text:style-name="T8"><text:s text:c="16"/>}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token)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6"/>if (reply_right.action == success) {</text:span></text:p>
      <text:p text:style-name="P23"><text:span text:style-name="T8"><text:s text:c="20"/>my_zmq::send_msg_no_wait(&amp;reply_right, node_parent_socket);</text:span></text:p>
      <text:p text:style-name="P23"><text:span text:style-name="T8"><text:s text:c="16"/>} <text:s text:c="2"/></text:span></text:p>
      <text:p text:style-name="P23"><text:span text:style-name="T8"><text:s text:c="12"/>}</text:span></text:p>
      <text:p text:style-name="P23"><text:span text:style-name="T8"><text:s text:c="8"/>} else if (token.action == destroy_child) {</text:span></text:p>
      <text:p text:style-name="P23"><text:span text:style-name="T8"><text:s text:c="12"/>msg_t reply_left = *reply;</text:span></text:p>
      <text:p text:style-name="P23"><text:span text:style-name="T8"><text:s text:c="12"/>msg_t reply_right = *reply;</text:span></text:p>
      <text:p text:style-name="P23"><text:span text:style-name="T8"><text:s text:c="12"/>if (has_left) {</text:span></text:p>
      <text:p text:style-name="P23"><text:span text:style-name="T8"><text:s text:c="16"/>auto *token_left = new msg_t({destroy_child, node_id, token.id});</text:span></text:p>
      <text:p text:style-name="P23"><text:span text:style-name="T8"><text:s text:c="16"/>my_zmq::send_receive_wait(token_left, reply_left, left.second);</text:span></text:p>
      <text:p text:style-name="P23"><text:span text:style-name="T8"><text:s text:c="12"/>} else {</text:span></text:p>
      <text:p text:style-name="P23"><text:span text:style-name="T8"><text:s text:c="16"/>reply_left.action == success;</text:span></text:p>
      <text:p text:style-name="P23"><text:span text:style-name="T8"><text:s text:c="12"/>}</text:span></text:p>
      <text:p text:style-name="P23"><text:span text:style-name="T8"><text:s text:c="12"/>if (has_right) {</text:span></text:p>
      <text:p text:style-name="P23"><text:span text:style-name="T8"><text:s text:c="16"/>auto *token_right = new msg_t({destroy_child, node_id, token.id})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2"/>} else {</text:span></text:p>
      <text:p text:style-name="P23"><text:span text:style-name="T8"><text:s text:c="16"/>reply_left.action == success;</text:span></text:p>
      <text:p text:style-name="P23"><text:span text:style-name="T8"><text:s text:c="12"/>}</text:span></text:p>
      <text:p text:style-name="P23"><text:span text:style-name="T8"><text:s text:c="12"/>if (!has_right &amp;&amp; !has_left) {</text:span></text:p>
      <text:p text:style-name="P23"><text:span text:style-name="T8"><text:s text:c="16"/>auto *reply_to_parent = new msg_t({success, token.parent_id, node_id});</text:span></text:p>
      <text:p text:style-name="P23"><text:span text:style-name="T8"><text:s text:c="16"/>my_zmq::send_msg_no_wait(reply_to_parent, node_parent_socket);</text:span></text:p>
      <text:p text:style-name="P23"><text:span text:style-name="T8"><text:s text:c="16"/>zmq_close(node_parent_socket);</text:span></text:p>
      <text:p text:style-name="P23"><text:span text:style-name="T8"><text:s text:c="16"/>zmq_ctx_destroy(node_parent_contex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12"/>if (reply_right.action == success &amp;&amp; reply_left.action == success) {</text:span></text:p>
      <text:p text:style-name="P23"><text:span text:style-name="T8"><text:s text:c="16"/>auto *reply_to_parent = new msg_t({success, token.parent_id, node_id});</text:span></text:p>
      <text:p text:style-name="P23"><text:span text:style-name="T8"><text:s text:c="16"/>my_zmq::send_msg_no_wait(reply_to_parent, node_parent_socket);</text:span></text:p>
      <text:p text:style-name="P23"><text:span text:style-name="T8"><text:s text:c="16"/>zmq_close(left.second);</text:span></text:p>
      <text:p text:style-name="P23"><text:span text:style-name="T8"><text:s text:c="16"/>zmq_ctx_destroy(left.first);</text:span></text:p>
      <text:p text:style-name="P23"><text:span text:style-name="T8"><text:s text:c="16"/>left.first = left.second = nullptr;</text:span></text:p>
      <text:p text:style-name="P23"><text:span text:style-name="T8"><text:s text:c="16"/>left_id = -1;</text:span></text:p>
      <text:p text:style-name="P23"><text:span text:style-name="T8"><text:s text:c="16"/>has_left = false;</text:span></text:p>
      <text:p text:style-name="P23"><text:soft-page-break/><text:span text:style-name="T8"><text:s text:c="16"/>zmq_close(right.second);</text:span></text:p>
      <text:p text:style-name="P23"><text:span text:style-name="T8"><text:s text:c="16"/>zmq_ctx_destroy(right.first);</text:span></text:p>
      <text:p text:style-name="P23"><text:span text:style-name="T8"><text:s text:c="16"/>right.first = right.second = nullptr;</text:span></text:p>
      <text:p text:style-name="P23"><text:span text:style-name="T8"><text:s text:c="16"/>right_id = -1;</text:span></text:p>
      <text:p text:style-name="P23"><text:span text:style-name="T8"><text:s text:c="16"/>has_right = false;</text:span></text:p>
      <text:p text:style-name="P23"><text:span text:style-name="T8"><text:s text:c="16"/>zmq_close(node_parent_socket);</text:span></text:p>
      <text:p text:style-name="P23"><text:span text:style-name="T8"><text:s text:c="16"/>zmq_ctx_destroy(node_parent_contex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4"/>}</text:span></text:p>
      <text:p text:style-name="P23"><text:span text:style-name="T8">}</text:span></text:p>
      <text:p text:style-name="Standard"><text:span text:style-name="T13">binary_tree</text:span><text:span text:style-name="T10">.h</text:span></text:p>
      <text:p text:style-name="P23"><text:span text:style-name="T8">#pragma once </text:span></text:p>
      <text:p text:style-name="P23"><text:span text:style-name="T8">#include &lt;iostream&gt;</text:span></text:p>
      <text:p text:style-name="P23"><text:span text:style-name="T8">template &lt;typename T&gt;</text:span></text:p>
      <text:p text:style-name="P23"><text:span text:style-name="T8">class TNode {</text:span></text:p>
      <text:p text:style-name="P23"><text:span text:style-name="T8"><text:s text:c="4"/>public:</text:span></text:p>
      <text:p text:style-name="P23"><text:span text:style-name="T8"><text:s text:c="8"/>TNode(T data) : _data(data), _left(nullptr), _right(nullptr) {}</text:span></text:p>
      <text:p text:style-name="P23"><text:span text:style-name="T8"><text:s text:c="8"/>T _data;</text:span></text:p>
      <text:p text:style-name="P23"><text:span text:style-name="T8"><text:s text:c="8"/>TNode&lt;T&gt; *_left;</text:span></text:p>
      <text:p text:style-name="P23"><text:span text:style-name="T8"><text:s text:c="8"/>TNode&lt;T&gt; *_right;</text:span></text:p>
      <text:p text:style-name="P23"><text:span text:style-name="T8"><text:s text:c="8"/>void set_data(const T &amp;data) {</text:span></text:p>
      <text:p text:style-name="P23"><text:span text:style-name="T8"><text:s text:c="12"/>_data = data;</text:span></text:p>
      <text:p text:style-name="P23"><text:span text:style-name="T8"><text:s text:c="8"/>}</text:span></text:p>
      <text:p text:style-name="P23"><text:span text:style-name="T8">};</text:span></text:p>
      <text:p text:style-name="P23"><text:span text:style-name="T8">template &lt;typename T&gt;</text:span></text:p>
      <text:p text:style-name="P23"><text:span text:style-name="T8">class BinaryTree {</text:span></text:p>
      <text:p text:style-name="P23"><text:span text:style-name="T8"><text:s text:c="4"/>private:</text:span></text:p>
      <text:p text:style-name="P23"><text:span text:style-name="T8"><text:s text:c="8"/>static void DestroyNode(TNode&lt;T&gt;* node) {</text:span></text:p>
      <text:p text:style-name="P23"><text:span text:style-name="T8"><text:s text:c="12"/>if (node) {</text:span></text:p>
      <text:p text:style-name="P23"><text:span text:style-name="T8"><text:s text:c="16"/>DestroyNode(node-&gt;_left);</text:span></text:p>
      <text:p text:style-name="P23"><text:span text:style-name="T8"><text:s text:c="16"/>DestroyNode(node-&gt;_right);</text:span></text:p>
      <text:p text:style-name="P23"><text:span text:style-name="T8"><text:s text:c="16"/>delete node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4"/>private:</text:span></text:p>
      <text:p text:style-name="P23"><text:span text:style-name="T8"><text:s text:c="8"/>TNode&lt;T&gt; *_root;</text:span></text:p>
      <text:p text:style-name="P23"><text:span text:style-name="T8"><text:s text:c="4"/>public:</text:span></text:p>
      <text:p text:style-name="P23"><text:span text:style-name="T8"><text:s text:c="8"/>BinaryTree(T key) {</text:span></text:p>
      <text:p text:style-name="P23"><text:span text:style-name="T8"><text:s text:c="12"/>_root = new TNode(key);</text:span></text:p>
      <text:p text:style-name="P23"><text:soft-page-break/><text:span text:style-name="T8"><text:s text:c="8"/>}</text:span></text:p>
      <text:p text:style-name="P23"><text:span text:style-name="T8"><text:s text:c="8"/>~BinaryTree() { DestroyNode(_root); }</text:span></text:p>
      <text:p text:style-name="P23"><text:span text:style-name="T8"><text:s text:c="8"/>void insert(T x) {</text:span></text:p>
      <text:p text:style-name="P23"><text:span text:style-name="T8"><text:s text:c="12"/>TNode&lt;T&gt;** cur = &amp;_root;</text:span></text:p>
      <text:p text:style-name="P23"><text:span text:style-name="T8"><text:s text:c="12"/>while (*cur) {</text:span></text:p>
      <text:p text:style-name="P23"><text:span text:style-name="T8"><text:s text:c="16"/>TNode&lt;T&gt;&amp; node = **cur;</text:span></text:p>
      <text:p text:style-name="P23"><text:span text:style-name="T8"><text:s text:c="16"/>if (x &lt; node._data) {</text:span></text:p>
      <text:p text:style-name="P23"><text:span text:style-name="T8"><text:s text:c="20"/>cur = &amp;node._left;</text:span></text:p>
      <text:p text:style-name="P23"><text:span text:style-name="T8"><text:s text:c="16"/>} else if (x &gt; node._data) {</text:span></text:p>
      <text:p text:style-name="P23"><text:span text:style-name="T8"><text:s text:c="20"/>cur = &amp;node._right;</text:span></text:p>
      <text:p text:style-name="P23"><text:span text:style-name="T8"><text:s text:c="16"/>} else {</text:span></text:p>
      <text:p text:style-name="P23"><text:span text:style-name="T8"><text:s text:c="20"/>return;</text:span></text:p>
      <text:p text:style-name="P23"><text:span text:style-name="T8"><text:s text:c="16"/>}</text:span></text:p>
      <text:p text:style-name="P23"><text:span text:style-name="T8"><text:s text:c="12"/>}</text:span></text:p>
      <text:p text:style-name="P23"><text:span text:style-name="T8"><text:s text:c="12"/>*cur = new TNode(x);</text:span></text:p>
      <text:p text:style-name="P23"><text:span text:style-name="T8"><text:s text:c="8"/>}</text:span></text:p>
      <text:p text:style-name="P23"><text:span text:style-name="T8"><text:s text:c="8"/>std::pair&lt;TNode&lt;T&gt;*, bool&gt; find_insert(T key) {</text:span></text:p>
      <text:p text:style-name="P23"><text:span text:style-name="T8"><text:s text:c="12"/>TNode&lt;T&gt; *curr = _root;</text:span></text:p>
      <text:p text:style-name="P23"><text:span text:style-name="T8"><text:s text:c="12"/>TNode&lt;T&gt; *parent = nullptr;</text:span></text:p>
      <text:p text:style-name="P23"><text:span text:style-name="T8"><text:s text:c="12"/>std::pair&lt;TNode&lt;T&gt;*, bool&gt; res{nullptr, true};</text:span></text:p>
      <text:p text:style-name="P23"><text:span text:style-name="T8"><text:s text:c="12"/>while (curr &amp;&amp; curr-&gt;_data != key) {</text:span></text:p>
      <text:p text:style-name="P23"><text:span text:style-name="T8"><text:s text:c="16"/>parent = curr;</text:span></text:p>
      <text:p text:style-name="P23"><text:span text:style-name="T8"><text:s text:c="16"/>if (curr-&gt;_data &gt; key)</text:span></text:p>
      <text:p text:style-name="P23"><text:span text:style-name="T8"><text:s text:c="20"/>curr = curr-&gt;_left;</text:span></text:p>
      <text:p text:style-name="P23"><text:span text:style-name="T8"><text:s text:c="16"/>else</text:span></text:p>
      <text:p text:style-name="P23"><text:span text:style-name="T8"><text:s text:c="20"/>curr = curr-&gt;_right;</text:span></text:p>
      <text:p text:style-name="P23"><text:span text:style-name="T8"><text:s text:c="12"/>}</text:span></text:p>
      <text:p text:style-name="P23"><text:span text:style-name="T8"><text:s text:c="12"/>if (curr == nullptr) {</text:span></text:p>
      <text:p text:style-name="P23"><text:span text:style-name="T8"><text:s text:c="16"/>res.first = nullptr;</text:span></text:p>
      <text:p text:style-name="P23"><text:span text:style-name="T8"><text:s text:c="16"/>res.second = false;</text:span></text:p>
      <text:p text:style-name="P23"><text:span text:style-name="T8"><text:s text:c="16"/>return res; </text:span></text:p>
      <text:p text:style-name="P23"><text:span text:style-name="T8"><text:s text:c="12"/>}</text:span></text:p>
      <text:p text:style-name="P23"><text:span text:style-name="T8"><text:s text:c="12"/>res.first = parent;</text:span></text:p>
      <text:p text:style-name="P23"><text:span text:style-name="T8"><text:s text:c="12"/>return res;</text:span></text:p>
      <text:p text:style-name="P23"><text:span text:style-name="T8"><text:s text:c="12"/></text:span></text:p>
      <text:p text:style-name="P23"><text:span text:style-name="T8"><text:s text:c="8"/>}</text:span></text:p>
      <text:p text:style-name="P23"><text:span text:style-name="T8"><text:s text:c="8"/>void print() {</text:span></text:p>
      <text:p text:style-name="P23"><text:span text:style-name="T8"><text:s text:c="12"/>print_tree(_root);</text:span></text:p>
      <text:p text:style-name="P23"><text:span text:style-name="T8"><text:s text:c="12"/>std::cout &lt;&lt; std::endl;</text:span></text:p>
      <text:p text:style-name="P23"><text:span text:style-name="T8"><text:s text:c="8"/>}</text:span></text:p>
      <text:p text:style-name="P23"><text:span text:style-name="T8"><text:s text:c="8"/>void print_tree(TNode&lt;T&gt; *curr) {</text:span></text:p>
      <text:p text:style-name="P23"><text:span text:style-name="T8"><text:s text:c="12"/>if (curr) {</text:span></text:p>
      <text:p text:style-name="P23"><text:soft-page-break/><text:span text:style-name="T8"><text:s text:c="16"/>print_tree(curr-&gt;_left);</text:span></text:p>
      <text:p text:style-name="P23"><text:span text:style-name="T8"><text:s text:c="16"/>std::cout &lt;&lt; curr-&gt;_data &lt;&lt; " ";</text:span></text:p>
      <text:p text:style-name="P23"><text:span text:style-name="T8"><text:s text:c="16"/>print_tree(curr-&gt;_right)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8"/>TNode&lt;T&gt; *get_root() {</text:span></text:p>
      <text:p text:style-name="P23"><text:span text:style-name="T8"><text:s text:c="12"/>return _root;</text:span></text:p>
      <text:p text:style-name="P23"><text:span text:style-name="T8"><text:s text:c="8"/>}</text:span></text:p>
      <text:p text:style-name="P23"><text:span text:style-name="T8"><text:s text:c="8"/>TNode&lt;T&gt; *find(T key) {</text:span></text:p>
      <text:p text:style-name="P23"><text:span text:style-name="T8"><text:s text:c="12"/>TNode&lt;T&gt; *curr = _root;</text:span></text:p>
      <text:p text:style-name="P23"><text:span text:style-name="T8"><text:s text:c="12"/>while (curr &amp;&amp; curr-&gt;_data != key) {</text:span></text:p>
      <text:p text:style-name="P23"><text:span text:style-name="T8"><text:s text:c="16"/>if (curr-&gt;_data &gt; key)</text:span></text:p>
      <text:p text:style-name="P23"><text:span text:style-name="T8"><text:s text:c="20"/>curr = curr-&gt;_left;</text:span></text:p>
      <text:p text:style-name="P23"><text:span text:style-name="T8"><text:s text:c="16"/>else</text:span></text:p>
      <text:p text:style-name="P23"><text:span text:style-name="T8"><text:s text:c="20"/>curr = curr-&gt;_right;</text:span></text:p>
      <text:p text:style-name="P23"><text:span text:style-name="T8"><text:s text:c="12"/>}</text:span></text:p>
      <text:p text:style-name="P23"><text:span text:style-name="T8"><text:s text:c="12"/>return curr;</text:span></text:p>
      <text:p text:style-name="P23"><text:span text:style-name="T8"><text:s text:c="8"/>}</text:span></text:p>
      <text:p text:style-name="P23"><text:span text:style-name="T8"><text:s text:c="8"/>TNode&lt;T&gt;* deleteSubtree(TNode&lt;T&gt; *root, T id) {</text:span></text:p>
      <text:p text:style-name="P23"><text:span text:style-name="T8"><text:s text:c="12"/>if (root == nullptr) {</text:span></text:p>
      <text:p text:style-name="P23"><text:span text:style-name="T8"><text:s text:c="16"/>return nullptr;</text:span></text:p>
      <text:p text:style-name="P23"><text:span text:style-name="T8"><text:s text:c="12"/>}</text:span></text:p>
      <text:p text:style-name="P23"/>
      <text:p text:style-name="P23"><text:span text:style-name="T8"><text:s text:c="12"/>if (root-&gt;_data == id) {</text:span></text:p>
      <text:p text:style-name="P23"><text:span text:style-name="T8"><text:s text:c="16"/>// Удаляем все поддерево, начиная с корневого узла root</text:span></text:p>
      <text:p text:style-name="P23"><text:span text:style-name="T8"><text:s text:c="16"/>deleteEntireSubtree(root);</text:span></text:p>
      <text:p text:style-name="P23"><text:span text:style-name="T8"><text:s text:c="16"/>return nullptr;</text:span></text:p>
      <text:p text:style-name="P23"><text:span text:style-name="T8"><text:s text:c="12"/>}</text:span></text:p>
      <text:p text:style-name="P23"/>
      <text:p text:style-name="P23"><text:span text:style-name="T8"><text:s text:c="12"/>root-&gt;_left = deleteSubtree(root-&gt;_left, id);</text:span></text:p>
      <text:p text:style-name="P23"><text:span text:style-name="T8"><text:s text:c="12"/>if (root-&gt;_left == nullptr) {</text:span></text:p>
      <text:p text:style-name="P23"><text:span text:style-name="T8"><text:s text:c="16"/>root-&gt;_right = deleteSubtree(root-&gt;_right, id);</text:span></text:p>
      <text:p text:style-name="P23"><text:span text:style-name="T8"><text:s text:c="12"/>}</text:span></text:p>
      <text:p text:style-name="P23"/>
      <text:p text:style-name="P23"><text:span text:style-name="T8"><text:s text:c="12"/>return root;</text:span></text:p>
      <text:p text:style-name="P23"><text:span text:style-name="T8"><text:s text:c="8"/>}</text:span></text:p>
      <text:p text:style-name="P23"><text:span text:style-name="T8"><text:s text:c="8"/>void deleteEntireSubtree(TNode&lt;T&gt;* root) {</text:span></text:p>
      <text:p text:style-name="P23"><text:span text:style-name="T8"><text:s text:c="12"/>if (root == nullptr) {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deleteEntireSubtree(root-&gt;_left);</text:span></text:p>
      <text:p text:style-name="P23"><text:span text:style-name="T8"><text:s text:c="12"/>deleteEntireSubtree(root-&gt;_right);</text:span></text:p>
      <text:p text:style-name="P23"><text:soft-page-break/><text:span text:style-name="T8"><text:s text:c="12"/>std::cout &lt;&lt; root &lt;&lt; std::endl;</text:span></text:p>
      <text:p text:style-name="P23"><text:span text:style-name="T8"><text:s text:c="12"/>delete root;</text:span></text:p>
      <text:p text:style-name="P23"><text:span text:style-name="T8"><text:s text:c="12"/>root = nullptr;</text:span></text:p>
      <text:p text:style-name="P23"><text:span text:style-name="T8"><text:s text:c="8"/>}</text:span></text:p>
      <text:p text:style-name="P23"><text:span text:style-name="T8"><text:s text:c="8"/>void erase(T key) {</text:span></text:p>
      <text:p text:style-name="P23"><text:span text:style-name="T8"><text:s text:c="12"/>TNode&lt;T&gt; * curr = _root;</text:span></text:p>
      <text:p text:style-name="P23"><text:span text:style-name="T8"><text:s text:c="12"/>TNode&lt;T&gt; * parent = NULL;</text:span></text:p>
      <text:p text:style-name="P23"><text:span text:style-name="T8"><text:s text:c="12"/>while (curr &amp;&amp; curr-&gt;_data != key) {</text:span></text:p>
      <text:p text:style-name="P23"><text:span text:style-name="T8"><text:s text:c="16"/>parent = curr;</text:span></text:p>
      <text:p text:style-name="P23"><text:span text:style-name="T8"><text:s text:c="16"/>if (curr-&gt;_data &gt; key) {</text:span></text:p>
      <text:p text:style-name="P23"><text:span text:style-name="T8"><text:s text:c="20"/>curr = curr-&gt;_left;</text:span></text:p>
      <text:p text:style-name="P23"><text:span text:style-name="T8"><text:s text:c="16"/>} else {</text:span></text:p>
      <text:p text:style-name="P23"><text:span text:style-name="T8"><text:s text:c="20"/>curr = curr-&gt;_right;</text:span></text:p>
      <text:p text:style-name="P23"><text:span text:style-name="T8"><text:s text:c="16"/>}</text:span></text:p>
      <text:p text:style-name="P23"><text:span text:style-name="T8"><text:s text:c="12"/>}</text:span></text:p>
      <text:p text:style-name="P23"><text:span text:style-name="T8"><text:s text:c="12"/>if (!curr) return;</text:span></text:p>
      <text:p text:style-name="P23"><text:span text:style-name="T8"><text:s text:c="12"/>if (curr-&gt;_left == NULL) {</text:span></text:p>
      <text:p text:style-name="P23"><text:span text:style-name="T8"><text:s text:c="16"/>if (parent &amp;&amp; parent-&gt;_left == curr)</text:span></text:p>
      <text:p text:style-name="P23"><text:span text:style-name="T8"><text:s text:c="20"/>parent-&gt;_left = curr-&gt;_right;</text:span></text:p>
      <text:p text:style-name="P23"><text:span text:style-name="T8"><text:s text:c="16"/>if (parent &amp;&amp; parent-&gt;_right == curr)</text:span></text:p>
      <text:p text:style-name="P23"><text:span text:style-name="T8"><text:s text:c="20"/>parent-&gt;_right = curr-&gt;_right;</text:span></text:p>
      <text:p text:style-name="P23"><text:span text:style-name="T8"><text:s text:c="16"/>delete curr;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if (curr-&gt;_right == NULL) {</text:span></text:p>
      <text:p text:style-name="P23"><text:span text:style-name="T8"><text:s text:c="16"/>if (parent &amp;&amp; parent-&gt;_left == curr)</text:span></text:p>
      <text:p text:style-name="P23"><text:span text:style-name="T8"><text:s text:c="20"/>parent-&gt;_left = curr-&gt;_left;</text:span></text:p>
      <text:p text:style-name="P23"><text:span text:style-name="T8"><text:s text:c="16"/>if (parent &amp;&amp; parent-&gt;_right == curr)</text:span></text:p>
      <text:p text:style-name="P23"><text:span text:style-name="T8"><text:s text:c="20"/>parent-&gt;_right = curr-&gt;_left;</text:span></text:p>
      <text:p text:style-name="P23"><text:span text:style-name="T8"><text:s text:c="16"/>delete curr;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TNode&lt;T&gt; *replace = curr-&gt;_right;</text:span></text:p>
      <text:p text:style-name="P23"><text:span text:style-name="T8"><text:s text:c="12"/>while (replace-&gt;_left)</text:span></text:p>
      <text:p text:style-name="P23"><text:span text:style-name="T8"><text:s text:c="16"/>replace = replace-&gt;_left;</text:span></text:p>
      <text:p text:style-name="P23"><text:span text:style-name="T8"><text:s text:c="12"/>int replace_value = replace-&gt;_data;</text:span></text:p>
      <text:p text:style-name="P23"><text:span text:style-name="T8"><text:s text:c="12"/>this-&gt;erase(replace_value);</text:span></text:p>
      <text:p text:style-name="P23"><text:span text:style-name="T8"><text:s text:c="12"/>curr-&gt;_data = replace_value;</text:span></text:p>
      <text:p text:style-name="P23"><text:span text:style-name="T8"><text:s text:c="8"/>}</text:span></text:p>
      <text:p text:style-name="P23"><text:span text:style-name="T8">};</text:span></text:p>
      <text:p text:style-name="P13">my_zmq.h:</text:p>
      <text:p text:style-name="P14"><text:soft-page-break/>#ifndef INC_6_8_LAB__ZMQ_H_</text:p>
      <text:p text:style-name="P14">#define INC_6_8_LAB__ZMQ_H_</text:p>
      <text:p text:style-name="P14">#include &lt;cassert&gt;</text:p>
      <text:p text:style-name="P14">#include &lt;cerrno&gt;</text:p>
      <text:p text:style-name="P14">#include &lt;cstring&gt;</text:p>
      <text:p text:style-name="P14">#include &lt;string&gt;</text:p>
      <text:p text:style-name="P14">#include &lt;zmq.h&gt;</text:p>
      <text:p text:style-name="P14">#include &lt;random&gt;</text:p>
      <text:p text:style-name="P14">#include &lt;iostream&gt;</text:p>
      <text:p text:style-name="P14">#include &lt;sys/wait.h&gt;</text:p>
      <text:p text:style-name="P14">#include &lt;sstream&gt;</text:p>
      <text:p text:style-name="P14">#include &lt;algorithm&gt;</text:p>
      <text:p text:style-name="P14">enum actions_t {</text:p>
      <text:p text:style-name="P14"><text:s text:c="4"/>fail = 0,</text:p>
      <text:p text:style-name="P14"><text:s text:c="4"/>success = 1,</text:p>
      <text:p text:style-name="P14"><text:s text:c="4"/>create = 2,</text:p>
      <text:p text:style-name="P14"><text:s text:c="4"/>destroy = 4,</text:p>
      <text:p text:style-name="P14"><text:s text:c="4"/>ping = 5,</text:p>
      <text:p text:style-name="P14"><text:s text:c="4"/>exec_check = 6,</text:p>
      <text:p text:style-name="P14"><text:s text:c="4"/>exec_add = 7,</text:p>
      <text:p text:style-name="P14"><text:s text:c="4"/>destroy_child = 8</text:p>
      <text:p text:style-name="P14">};</text:p>
      <text:p text:style-name="P14">const char *NODE_EXECUTABLE_NAME = "calc.exe";</text:p>
      <text:p text:style-name="P14">const int PORT_BASE = 2000;</text:p>
      <text:p text:style-name="P14">const int WAIT_TIME = 5000;</text:p>
      <text:p text:style-name="P14">const char SENTINEL = '$';</text:p>
      <text:p text:style-name="P14"/>
      <text:p text:style-name="P14">struct msg_t {</text:p>
      <text:p text:style-name="P14"><text:s text:c="4"/>actions_t action;</text:p>
      <text:p text:style-name="P14"><text:s text:c="4"/>long long parent_id, id;</text:p>
      <text:p text:style-name="P14">};</text:p>
      <text:p text:style-name="P14">namespace my_zmq {</text:p>
      <text:p text:style-name="P14"><text:s text:c="4"/>void init_pair_socket(void *&amp;context, void *&amp;socket) {</text:p>
      <text:p text:style-name="P14"><text:s text:c="8"/>int rc;</text:p>
      <text:p text:style-name="P14"><text:s text:c="8"/>context = zmq_ctx_new();</text:p>
      <text:p text:style-name="P14"><text:s text:c="8"/>socket = zmq_socket(context, ZMQ_PAIR);</text:p>
      <text:p text:style-name="P14"><text:s text:c="8"/>rc = zmq_setsockopt(socket, ZMQ_RCVTIMEO, &amp;WAIT_TIME, sizeof(int));</text:p>
      <text:p text:style-name="P14"><text:s text:c="8"/>assert(rc == 0);</text:p>
      <text:p text:style-name="P14"><text:s text:c="8"/>rc = zmq_setsockopt(socket, ZMQ_SNDTIMEO, &amp;WAIT_TIME, sizeof(int));</text:p>
      <text:p text:style-name="P14"><text:s text:c="8"/>assert(rc == 0);</text:p>
      <text:p text:style-name="P14"><text:soft-page-break/><text:s text:c="4"/>}</text:p>
      <text:p text:style-name="P14"><text:s text:c="4"/>template&lt;typename T&gt;</text:p>
      <text:p text:style-name="P14"><text:s text:c="4"/>void receive_msg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4"/>}</text:p>
      <text:p text:style-name="P14"><text:s text:c="4"/>template&lt;typename T&gt;</text:p>
      <text:p text:style-name="P14"><text:s text:c="4"/>bool recv_wait_for_time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if (rc == -1) {</text:p>
      <text:p text:style-name="P14"><text:s text:c="12"/>return false;</text:p>
      <text:p text:style-name="P14"><text:s text:c="8"/>}</text:p>
      <text:p text:style-name="P14"><text:s text:c="8"/>reply_data = *(T *)zmq_msg_data(&amp;reply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bool receive_msg_wait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if (rc == -1) {</text:p>
      <text:p text:style-name="P14"><text:s text:c="12"/>zmq_msg_close(&amp;reply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bool receive_msg_no_wait(T &amp;reply_data, void *socket) {</text:p>
      <text:p text:style-name="P14"><text:soft-page-break/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ZMQ_DONTWAIT);</text:p>
      <text:p text:style-name="P14"><text:s text:c="8"/>if (rc == -1) {</text:p>
      <text:p text:style-name="P14"><text:s text:c="12"/>zmq_msg_close(&amp;reply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void send_msg(T *token, void *socket) {</text:p>
      <text:p text:style-name="P14"><text:s text:c="8"/>int rc = 0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0);</text:p>
      <text:p text:style-name="P14"><text:s text:c="8"/>assert(rc == sizeof(T));</text:p>
      <text:p text:style-name="P14"><text:s text:c="4"/>}</text:p>
      <text:p text:style-name="P14"><text:s text:c="4"/>template&lt;typename T&gt;</text:p>
      <text:p text:style-name="P14"><text:s text:c="4"/>bool send_msg_no_wait(T *token, void *socket) {</text:p>
      <text:p text:style-name="P14"><text:s text:c="8"/>int rc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ZMQ_DONTWAIT);</text:p>
      <text:p text:style-name="P14"><text:s text:c="8"/>if (rc == -1) {</text:p>
      <text:p text:style-name="P14"><text:s text:c="12"/>zmq_msg_close(&amp;message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turn true;</text:p>
      <text:p text:style-name="P14"><text:soft-page-break/><text:s text:c="4"/>}</text:p>
      <text:p text:style-name="P14"><text:s text:c="4"/>template&lt;typename T&gt;</text:p>
      <text:p text:style-name="P14"><text:s text:c="4"/>bool test_recv(T &amp;reply_data, void *socket) {</text:p>
      <text:p text:style-name="P14"><text:s text:c="8"/>while (true) {</text:p>
      <text:p text:style-name="P14"><text:s text:c="12"/>int rc = 0;</text:p>
      <text:p text:style-name="P14"><text:s text:c="12"/>zmq_msg_t reply;</text:p>
      <text:p text:style-name="P14"><text:s text:c="12"/>zmq_msg_init(&amp;reply);</text:p>
      <text:p text:style-name="P14"><text:s text:c="12"/>int time = clock();</text:p>
      <text:p text:style-name="P14"><text:s text:c="12"/>rc = zmq_msg_recv(&amp;reply, socket, 0);</text:p>
      <text:p text:style-name="P14"><text:s text:c="12"/>std::cout &lt;&lt; rc &lt;&lt; std::endl;</text:p>
      <text:p text:style-name="P14"><text:s text:c="12"/>if (rc == -1) {</text:p>
      <text:p text:style-name="P14"><text:s text:c="16"/>return false;</text:p>
      <text:p text:style-name="P14"><text:s text:c="12"/>}</text:p>
      <text:p text:style-name="P14"><text:s text:c="12"/>reply_data = *(T *)zmq_msg_data(&amp;reply);</text:p>
      <text:p text:style-name="P14"><text:s text:c="12"/>return true;</text:p>
      <text:p text:style-name="P14"><text:s text:c="8"/>}</text:p>
      <text:p text:style-name="P14"><text:s text:c="4"/>}</text:p>
      <text:p text:style-name="P14"><text:s text:c="4"/>/* Returns true if T was successfully queued on the socket */</text:p>
      <text:p text:style-name="P14"><text:s text:c="4"/>template&lt;typename T&gt;</text:p>
      <text:p text:style-name="P14"><text:s text:c="4"/>bool send_msg_wait(T *token, void *socket) {</text:p>
      <text:p text:style-name="P14"><text:s text:c="8"/>int rc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0);</text:p>
      <text:p text:style-name="P14"><text:s text:c="8"/>if (rc == -1) {</text:p>
      <text:p text:style-name="P14"><text:s text:c="12"/>zmq_msg_close(&amp;message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turn true;</text:p>
      <text:p text:style-name="P14"><text:s text:c="4"/>}</text:p>
      <text:p text:style-name="P14"><text:s text:c="4"/>/* send_msg &amp;&amp; receive_msg */</text:p>
      <text:p text:style-name="P14"><text:s text:c="4"/>template&lt;typename T&gt;</text:p>
      <text:p text:style-name="P14"><text:s text:c="4"/>bool send_receive_wait(T *token_send, T &amp;token_reply, void *socket) {</text:p>
      <text:p text:style-name="P14"><text:s text:c="8"/>if (send_msg_wait(token_send, socket)) {</text:p>
      <text:p text:style-name="P14"><text:s text:c="12"/>if (receive_msg_wait(token_reply, socket)) {</text:p>
      <text:p text:style-name="P14"><text:s text:c="16"/>return true;</text:p>
      <text:p text:style-name="P14"><text:s text:c="12"/>}</text:p>
      <text:p text:style-name="P14"><text:soft-page-break/><text:s text:c="8"/>}</text:p>
      <text:p text:style-name="P14"><text:s text:c="8"/>return false;</text:p>
      <text:p text:style-name="P14"><text:s text:c="4"/>}</text:p>
      <text:p text:style-name="P14">}// namespace zmq</text:p>
      <text:p text:style-name="P14">#endif//INC_6_8_LAB__ZMQ_H_</text:p>
      <text:p text:style-name="P13"/>
      <text:p text:style-name="P8"><text:span text:style-name="T11">Пример работы</text:span></text:p>
      <text:p text:style-name="P28"/>
      <text:p text:style-name="P23">[main][build]$ ./control.exe</text:p>
      <text:p text:style-name="P23">create 1</text:p>
      <text:p text:style-name="P23">create 1</text:p>
      <text:p text:style-name="P23">1 </text:p>
      <text:p text:style-name="P23">OK: 22047</text:p>
      <text:p text:style-name="P23">create 2</text:p>
      <text:p text:style-name="P23">create 2</text:p>
      <text:p text:style-name="P23">1 2 </text:p>
      <text:p text:style-name="P23">OK: 22053</text:p>
      <text:p text:style-name="P23">create 4 </text:p>
      <text:p text:style-name="P23">create 4</text:p>
      <text:p text:style-name="P23">1 2 4 </text:p>
      <text:p text:style-name="P23">OK: 22058</text:p>
      <text:p text:style-name="P23">create -3</text:p>
      <text:p text:style-name="P23">create -3</text:p>
      <text:p text:style-name="P23">-3 1 2 4 </text:p>
      <text:p text:style-name="P23">OK: 22088</text:p>
      <text:p text:style-name="P23">heartbit 1</text:p>
      <text:p text:style-name="P23">heartbit 1</text:p>
      <text:p text:style-name="P23">ok: 1</text:p>
      <text:p text:style-name="P23">ok: 1</text:p>
      <text:p text:style-name="P23">ok: 1</text:p>
      <text:p text:style-name="P23">ok: -3</text:p>
      <text:p text:style-name="P23">ok: -3</text:p>
      <text:p text:style-name="P23">ok: -3</text:p>
      <text:p text:style-name="P23">ok: 2</text:p>
      <text:p text:style-name="P23">ok: 2</text:p>
      <text:p text:style-name="P23">ok: 2</text:p>
      <text:p text:style-name="P23">ok: 4</text:p>
      <text:p text:style-name="P23">ok: 4</text:p>
      <text:p text:style-name="P23">ok: 4</text:p>
      <text:p text:style-name="P23">exec 1 2 3 4 5</text:p>
      <text:p text:style-name="P23">exec 1</text:p>
      <text:p text:style-name="P23">iamexec</text:p>
      <text:p text:style-name="P23">!</text:p>
      <text:p text:style-name="P23">Summary equal to 14</text:p>
      <text:p text:style-name="P28"/>
      <text:p text:style-name="P28"/>
      <text:p text:style-name="P28"/>
      <text:p text:style-name="P25"><text:soft-page-break/><text:span text:style-name="T3">Вывод</text:span></text:p>
      <text:p text:style-name="P32"><text:span text:style-name="T15">Эта лабораторная, на мой субъективный взгляд, была самая сложная из всех. Кроме того, что нужно было читать кучу документацию на английском, так еще и само взаимодействие процессов не самое простое из-за топологии. Однако, в то же время эта л.р. была и самой интересной из всех. Писать свой “сервер” для обработки запросов было очень занимательно. </text:span></text:p>
      <text:p text:style-name="P32"><text:span text:style-name="T15">Уверен, что знания работы с сокетами и очередями сообщений будут нужны во время моей будущей професиональной карьеры, потому что IPC зачастую осуществляется как раз за счет 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6:58:22.362868077</dc:date>
    <meta:editing-cycles>62</meta:editing-cycles>
    <meta:editing-duration>PT11H16M32S</meta:editing-duration>
    <meta:generator>LibreOffice/7.3.7.2$Linux_X86_64 LibreOffice_project/30$Build-2</meta:generator>
    <meta:document-statistic meta:table-count="0" meta:image-count="0" meta:object-count="0" meta:page-count="21" meta:paragraph-count="780" meta:word-count="2820" meta:character-count="29056" meta:non-whitespace-character-count="189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